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kva</text:p>
          </table:table-cell>
          <table:table-cell office:value-type="string" calcext:value-type="string">
            <text:p>abonnement</text:p>
          </table:table-cell>
          <table:table-cell office:value-type="string" calcext:value-type="string">
            <text:p>heure pleine</text:p>
          </table:table-cell>
          <table:table-cell office:value-type="string" calcext:value-type="string">
            <text:p>heure creuse</text:p>
          </table:table-cell>
          <table:table-cell office:value-type="string" calcext:value-type="string">
            <text:p>heure weeken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73" calcext:value-type="float">
            <text:p>12,73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.38" calcext:value-type="float">
            <text:p>16,38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68" calcext:value-type="float">
            <text:p>19,68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7" calcext:value-type="float">
            <text:p>22,7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12.86" calcext:value-type="float">
            <text:p>12,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.65" calcext:value-type="float">
            <text:p>25,65</text:p>
          </table:table-cell>
          <table:table-cell office:value-type="float" office:value="24.8" calcext:value-type="float">
            <text:p>24,8</text:p>
          </table:table-cell>
          <table:table-cell table:number-columns-repeated="2" office:value-type="float" office:value="12.86" calcext:value-type="float">
            <text:p>12,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30">00/00/0000</text:date>, <text:time style:data-style-name="N2" text:time-value="14:25:37.369680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4:16:50.150589240</meta:creation-date>
    <dc:date>2022-05-30T14:25:55.683099569</dc:date>
    <meta:editing-duration>PT8M20S</meta:editing-duration>
    <meta:editing-cycles>7</meta:editing-cycles>
    <meta:generator>LibreOffice/6.4.7.2$Linux_X86_64 LibreOffice_project/40$Build-2</meta:generator>
    <meta:document-statistic meta:table-count="1" meta:cell-count="30" meta:object-count="0"/>
  </office:meta>
</office:document-meta>
</file>